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1ba" officeooo:paragraph-rsid="000c7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 INSTALLATION LINK ON UBUNTU 20.04</text:p>
      <text:p text:style-name="Standard"/>
      <text:p text:style-name="Standard">https://www.hostinger.in/tutorials/how-to-install-jenkins-on-ubuntu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8T11:55:29.997952372</meta:creation-date>
    <dc:date>2024-07-28T11:57:06.466031406</dc:date>
    <meta:editing-duration>PT1M37S</meta:editing-duration>
    <meta:editing-cycles>1</meta:editing-cycles>
    <meta:document-statistic meta:table-count="0" meta:image-count="0" meta:object-count="0" meta:page-count="1" meta:paragraph-count="2" meta:word-count="7" meta:character-count="109" meta:non-whitespace-character-count="104"/>
    <meta:generator>LibreOffice/6.4.7.2$Linux_X86_64 LibreOffice_project/40$Build-2</meta:generator>
  </office:meta>
</office:document-meta>
</file>